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list-style-name="L1"/>
    <style:style style:name="P4"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che : Profil étudiant</text:p>
      <text:p text:style-name="Standard"/>
      <text:p text:style-name="P2">I – Présentez les parcours qui vous a mené jusqu'au DUT informatique</text:p>
      <text:p text:style-name="Standard"/>
      <text:p text:style-name="Standard">J'ai pu avoir accès à un ordinateur très jeune grâce à mes grands frères, j'ai donc très vite été baigné dans le domaine. Au lycée, j'ai choisi la voie scientifique, et le monde de la santé m'a plus attiré que celui de l'informatique. (Qui me paraissait alors trop fastidieux) C'est pourquoi je me suis tourné vers la médecine. Après peu de temps passé en PACES, j'ai compris que ce n'était absolument pas mon domaine, la formation ne m'était pas du tout adaptée.</text:p>
      <text:p text:style-name="Standard">S'en est suivie une période de recherche qui m'a finalement orienté vers l'informatique, qui était le domaine que j'aurais choisi si je n'avais pas initialement opté pour la médecine.</text:p>
      <text:p text:style-name="Standard"/>
      <text:p text:style-name="P2">II – Présentez vos principales compétences informatiques (connaissances, niveau, projets etc.)</text:p>
      <text:p text:style-name="Standard"/>
      <text:p text:style-name="Standard">Mes principales compétences (et intérêts) se trouvent dans la programmation, le développement web et les bases de données. Ce sont des domaines où, puisqu'ils m'intéressent, je m'investis plus que dans d'autres. Concernant la programmation, les langages C et Java sont ceux qui m'intéressent le plus. J'ai d'ailleurs réalisé un projet en binôme, codé en Java.</text:p>
      <text:p text:style-name="Standard">Concernant le développement web, mes principales compétences se trouvent en HTML/CSS et en PHP.</text:p>
      <text:p text:style-name="Standard">Mon troisième domaine de prédilection est la gestion de bases de données Oracle et MySQL.</text:p>
      <text:p text:style-name="Standard">Le projet informatique le plus important que je réalise durant ce DUT est une application sous forme de site web, codé en PHP et MySQL.</text:p>
      <text:p text:style-name="Standard"/>
      <text:p text:style-name="P2">III – Présentez vos 2 principales qualités</text:p>
      <text:p text:style-name="Standard"/>
      <text:p text:style-name="Standard">Mes principales qualités sont :</text:p>
      <text:list xml:id="list836867818115253317" text:style-name="L1">
        <text:list-item>
          <text:p text:style-name="P3">Ma sociabilité : En effet, j'ai peu de mal à rejoindre une équipe et à trouver la place qui me convient le mieux. Je n'hésite pas à apporter mon point de vue et à poser des questions si j'ai besoin d'aide sur un sujet. Je n'hésite pas non plus à aider les autres dans le besoin, je pense que l'entraide pousse une équipe indubitablement vers le haut.</text:p>
        </text:list-item>
        <text:list-item>
          <text:p text:style-name="P3">Ma flexibilité : J'arrive assez rapidement à m'adapter, en cas de problèmes notamment, si besoin de travailler plus ponctuellement je n'aurai que peu de problèmes pour m'adapter. </text:p>
        </text:list-item>
      </text:list>
      <text:p text:style-name="Standard"/>
      <text:p text:style-name="P2">IV – Présentez vos 2 principaux défauts</text:p>
      <text:p text:style-name="Standard"/>
      <text:list xml:id="list2177007860692233323" text:style-name="L2">
        <text:list-item>
          <text:p text:style-name="P4">Un peu désorganisé. Mais depuis cette année je me suis amélioré.</text:p>
        </text:list-item>
        <text:list-item>
          <text:p text:style-name="P4">Impatient : J'aime que les choses aillent vite, mais parfois il faut du temps pour que les choses se fassent bien.</text:p>
        </text:list-item>
      </text:list>
      <text:p text:style-name="Standard"/>
      <text:p text:style-name="P2">V – Présentez vos souhaits d'orientation dans les études</text:p>
      <text:p text:style-name="Standard"/>
      <text:p text:style-name="Standard">Je pense m'orienter vers une formation générale d'informatique en alternance, car je n'ai pas vraiment d'idée précise sur le domaine informatique qui me conviendrait le mieux. Je pourrai également choisir une orientation Master ou école d'ingénieur, sans préférence pour le moment. Toujours est-il que je préférerais continuer encore 3 années en alternance.</text:p>
      <text:p text:style-name="Standard"/>
      <text:p text:style-name="P2">VI – Présentez vos souhaits d'orientation dans la vie professionnelle</text:p>
      <text:p text:style-name="Standard"/>
      <text:p text:style-name="Standard">Je n'ai pas encore d'idée sur l'emploi que je pourrais occuper Du développeur au chef de projet en passant par l'administrateur de bases de données, je ne sais pas vers quel métier me tourner.</text:p>
      <text:p text:style-name="Standard"/>
      <text:p text:style-name="P2"><text:soft-page-break/>VII – Présentez vos principaux loisirs ou activités extra-professionnelles</text:p>
      <text:p text:style-name="Standard"/>
      <text:p text:style-name="Standard">Bénévolat :</text:p>
      <text:p text:style-name="Standard">Environ une fois par semaine, depuis le lycée, j'aide les élèves de mon quartier en difficulté via l'association de quartier.</text:p>
      <text:p text:style-name="Standard">Il m'arrive aussi régulièrement d'aider mon entourage avec leur ordinateur, lorsqu'il y a une panne ou autres problèmes.</text:p>
      <text:p text:style-name="Standard"/>
      <text:p text:style-name="Standard">Sport : </text:p>
      <text:p text:style-name="Standard">J'aime la pratique de beaucoup de sports, en équipe comme individuels. J'ai notamment pratiqué 4 ans de karaté, 3 ans de handball, 2 ans de badminton. Depuis la fin du lycée, je ne pratique plus de sport en club, mais régulièrement en tant que loisirs, en particulier le football.</text:p>
      <text:p text:style-name="Standard"/>
      <text:p text:style-name="Standard">Jeux-Vidéo :</text:p>
      <text:p text:style-name="Standard">Je joue régulièrement aux jeux-vidéo. Comme un loisir, mais également lors de compétitions en équipe. Le fait de pouvoir allier un de mes loisirs favoris avec la compétition et la solidarité d'une équipe m'apparaît comme très épanouissant.</text:p>
      <text:p text:style-name="Standard"><text: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lik Zouhiri</meta:initial-creator>
    <meta:creation-date>2014-12-11T08:10:31.33</meta:creation-date>
    <dc:date>2015-01-08T10:03:39.82</dc:date>
    <dc:creator>Malik Zouhiri</dc:creator>
    <meta:editing-duration>PT2H46M22S</meta:editing-duration>
    <meta:editing-cycles>8</meta:editing-cycles>
    <meta:generator>OpenOffice/4.1.0$Win32 OpenOffice.org_project/410m18$Build-9764</meta:generator>
    <meta:document-statistic meta:table-count="0" meta:image-count="0" meta:object-count="0" meta:page-count="2" meta:paragraph-count="29" meta:word-count="640" meta:character-count="3876"/>
  </office:meta>
</office:document-meta>
</file>